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0403df" officeooo:paragraph-rsid="000403df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none" fo:font-weight="normal" officeooo:rsid="0005d55f" officeooo:paragraph-rsid="0005d55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800000" fo:font-size="18pt" style:text-underline-style="solid" style:text-underline-width="auto" style:text-underline-color="font-color" officeooo:rsid="000403df" officeooo:paragraph-rsid="000403df" style:font-size-asian="15.75pt" style:font-size-complex="18pt"/>
    </style:style>
    <style:style style:name="P4" style:family="paragraph" style:parent-style-name="Standard">
      <style:text-properties fo:color="#800000" fo:font-size="18pt" style:text-underline-style="solid" style:text-underline-width="auto" style:text-underline-color="font-color" fo:font-weight="normal" officeooo:rsid="00195412" officeooo:paragraph-rsid="00195412" style:font-size-asian="18pt" style:font-weight-asian="normal" style:font-size-complex="18pt" style:font-weight-complex="normal"/>
    </style:style>
    <style:style style:name="P5" style:family="paragraph" style:parent-style-name="Standard">
      <style:text-properties fo:color="#800000" fo:font-size="12pt" style:text-underline-style="none" fo:font-weight="normal" officeooo:rsid="000824bb" officeooo:paragraph-rsid="000824b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8pt" style:text-underline-style="none" fo:font-weight="normal" officeooo:rsid="00062c53" officeooo:paragraph-rsid="00062c53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color="#000000" fo:font-size="18pt" style:text-underline-style="none" fo:font-weight="normal" officeooo:rsid="000d0f77" officeooo:paragraph-rsid="00271c56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0d0f77" officeooo:paragraph-rsid="00271c56" style:font-size-asian="15.75pt" style:font-weight-asian="bold" style:font-size-complex="18pt" style:font-weight-complex="bold"/>
    </style:style>
    <style:style style:name="P9" style:family="paragraph" style:parent-style-name="Standard">
      <style:text-properties fo:color="#000000" fo:font-size="12pt" style:text-underline-style="none" fo:font-weight="normal" officeooo:rsid="00098a51" officeooo:paragraph-rsid="00098a5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style:text-underline-style="none" fo:font-weight="normal" officeooo:rsid="00098a51" officeooo:paragraph-rsid="000824b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style:text-underline-style="none" fo:font-weight="normal" officeooo:rsid="001218a4" officeooo:paragraph-rsid="001218a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style:text-underline-style="none" fo:font-weight="normal" officeooo:rsid="00195412" officeooo:paragraph-rsid="0022c55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style:text-underline-style="none" fo:font-weight="normal" officeooo:rsid="000ddaeb" officeooo:paragraph-rsid="000d0f77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style:text-underline-style="none" fo:font-weight="normal" officeooo:rsid="000d0f77" officeooo:paragraph-rsid="000d0f77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0pt" style:text-underline-style="none" fo:font-weight="normal" officeooo:rsid="000824bb" officeooo:paragraph-rsid="000824bb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fo:font-size="10pt" style:text-underline-style="none" fo:font-weight="normal" officeooo:rsid="000824bb" officeooo:paragraph-rsid="00213763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fo:font-size="10pt" style:text-underline-style="none" fo:font-weight="normal" officeooo:rsid="00098a51" officeooo:paragraph-rsid="00213763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fo:font-size="10pt" style:text-underline-style="none" fo:font-weight="normal" officeooo:rsid="000e0620" officeooo:paragraph-rsid="000f5616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fo:font-size="10pt" style:text-underline-style="none" fo:font-weight="normal" officeooo:rsid="001218a4" officeooo:paragraph-rsid="001218a4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fo:font-size="10pt" style:text-underline-style="none" fo:font-weight="normal" officeooo:rsid="0014bc59" officeooo:paragraph-rsid="0014bc59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fo:font-size="10pt" style:text-underline-style="none" fo:font-weight="normal" officeooo:rsid="000d0f77" officeooo:paragraph-rsid="000d0f77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fo:font-size="10pt" style:text-underline-style="none" fo:font-weight="normal" officeooo:rsid="000d0f77" officeooo:paragraph-rsid="00252515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fo:font-size="10pt" style:text-underline-style="none" fo:font-weight="normal" officeooo:rsid="000ddaeb" officeooo:paragraph-rsid="00252515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fo:font-size="10pt" style:text-underline-style="none" fo:font-weight="normal" officeooo:rsid="001895f5" officeooo:paragraph-rsid="001895f5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color="#000000" fo:font-size="10pt" style:text-underline-style="none" fo:font-weight="normal" officeooo:rsid="00195412" officeooo:paragraph-rsid="0022c55f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color="#000000" fo:font-size="10pt" style:text-underline-style="solid" style:text-underline-width="auto" style:text-underline-color="font-color" fo:font-weight="bold" officeooo:rsid="000d0f77" officeooo:paragraph-rsid="00252515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661900" fo:font-size="18pt" style:text-underline-style="solid" style:text-underline-width="auto" style:text-underline-color="font-color" fo:font-weight="normal" officeooo:rsid="00062c53" officeooo:paragraph-rsid="00062c53" style:font-size-asian="15.75pt" style:font-weight-asian="normal" style:font-size-complex="18pt" style:font-weight-complex="normal"/>
    </style:style>
    <style:style style:name="P28" style:family="paragraph" style:parent-style-name="Standard">
      <style:text-properties fo:color="#661900" fo:font-size="18pt" style:text-underline-style="solid" style:text-underline-width="auto" style:text-underline-color="font-color" fo:font-weight="normal" officeooo:rsid="000e0620" officeooo:paragraph-rsid="000e0620" style:font-size-asian="15.75pt" style:font-weight-asian="normal" style:font-size-complex="18pt" style:font-weight-complex="normal"/>
    </style:style>
    <style:style style:name="P29" style:family="paragraph" style:parent-style-name="Standard">
      <style:text-properties fo:color="#661900" fo:font-size="18pt" style:text-underline-style="solid" style:text-underline-width="auto" style:text-underline-color="font-color" fo:font-weight="normal" officeooo:rsid="001218a4" officeooo:paragraph-rsid="0022c55f" style:font-size-asian="15.75pt" style:font-weight-asian="normal" style:font-size-complex="18pt" style:font-weight-complex="normal"/>
    </style:style>
    <style:style style:name="P30" style:family="paragraph" style:parent-style-name="Standard">
      <style:text-properties fo:color="#661900" fo:font-size="18pt" style:text-underline-style="solid" style:text-underline-width="auto" style:text-underline-color="font-color" fo:font-weight="normal" officeooo:rsid="0017d8dd" officeooo:paragraph-rsid="0017d8dd" style:font-size-asian="15.75pt" style:font-weight-asian="normal" style:font-size-complex="18pt" style:font-weight-complex="normal"/>
    </style:style>
    <style:style style:name="P31" style:family="paragraph" style:parent-style-name="Standard">
      <style:text-properties fo:font-size="10pt" officeooo:rsid="000403df" officeooo:paragraph-rsid="000403df" style:font-size-asian="10pt" style:font-size-complex="10pt"/>
    </style:style>
    <style:style style:name="P32" style:family="paragraph" style:parent-style-name="Standard">
      <style:text-properties fo:font-size="10pt" style:text-underline-style="none" fo:font-weight="normal" officeooo:rsid="0005d55f" officeooo:paragraph-rsid="0005d55f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style:text-underline-style="none" fo:font-weight="normal" officeooo:rsid="000403df" officeooo:paragraph-rsid="000403df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661900" fo:font-size="18pt" style:text-underline-style="solid" style:text-underline-width="auto" style:text-underline-color="font-color" fo:font-weight="normal" officeooo:rsid="00300b68" officeooo:paragraph-rsid="00300b68" style:font-size-asian="15.75pt" style:font-weight-asian="normal" style:font-size-complex="1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ddaeb" style:font-weight-asian="normal" style:font-weight-complex="normal"/>
    </style:style>
    <style:style style:name="T3" style:family="text">
      <style:text-properties officeooo:rsid="00098a51"/>
    </style:style>
    <style:style style:name="T4" style:family="text">
      <style:text-properties officeooo:rsid="000d0f77"/>
    </style:style>
    <style:style style:name="T5" style:family="text">
      <style:text-properties fo:color="#661900" fo:font-weight="normal" style:font-weight-asian="normal" style:font-weight-complex="normal"/>
    </style:style>
    <style:style style:name="T6" style:family="text">
      <style:text-properties fo:color="#661900" fo:font-weight="normal" officeooo:rsid="001a3ddf" style:font-weight-asian="normal" style:font-weight-complex="normal"/>
    </style:style>
    <style:style style:name="T7" style:family="text">
      <style:text-properties fo:color="#661900" fo:font-weight="normal" officeooo:rsid="002e7ad0" style:font-weight-asian="normal" style:font-weight-complex="normal"/>
    </style:style>
    <style:style style:name="T8" style:family="text">
      <style:text-properties officeooo:rsid="000f5616"/>
    </style:style>
    <style:style style:name="T9" style:family="text">
      <style:text-properties officeooo:rsid="001017e4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size="10pt" style:text-underline-style="none" fo:font-weight="normal" officeooo:rsid="001a3ddf" style:font-size-asian="10pt" style:font-weight-asian="normal" style:font-size-complex="10pt" style:font-weight-complex="normal"/>
    </style:style>
    <style:style style:name="T13" style:family="text">
      <style:text-properties officeooo:rsid="00136e59"/>
    </style:style>
    <style:style style:name="T14" style:family="text">
      <style:text-properties officeooo:rsid="0019afcd"/>
    </style:style>
    <style:style style:name="T15" style:family="text">
      <style:text-properties officeooo:rsid="002fa1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han Brandt</text:p>
      <text:p text:style-name="P31"/>
      <text:p text:style-name="P31"><text:span text:style-name="T1">Anschrift</text:span>:<text:tab/><text:tab/><text:tab/><text:tab/>Kochstrasse 5, 54290 Trier</text:p>
      <text:p text:style-name="P33">Geboren:<text:tab/><text:tab/><text:tab/><text:tab/>12.07.1993 in Caracas, Venezuela</text:p>
      <text:p text:style-name="P33">Tel.:<text:tab/><text:tab/><text:tab/><text:tab/><text:tab/>+49 176 31185631</text:p>
      <text:p text:style-name="P1"><text:span text:style-name="T11">Email:<text:tab/><text:tab/><text:tab/><text:tab/><text:tab/></text:span><text:span text:style-name="T12">stephan.alexander.brandt@gmail.com</text:span></text:p>
      <text:p text:style-name="P32">Staatangehörigkeit:<text:tab/><text:tab/><text:tab/>Deutsch</text:p>
      <text:p text:style-name="P32"/>
      <text:p text:style-name="P32"/>
      <text:p text:style-name="P2"/>
      <text:p text:style-name="P27">Bildung</text:p>
      <text:p text:style-name="P5"/>
      <text:p text:style-name="P17">2014-Jetzt<text:tab/><text:tab/><text:tab/><text:tab/>Hochschulebildung an der Hochschule Trier </text:p>
      <text:p text:style-name="P17"><text:tab/><text:tab/><text:tab/><text:tab/><text:tab/>Fachrichtung: Informatik.</text:p>
      <text:p text:style-name="P17"><text:tab/><text:tab/><text:tab/><text:tab/><text:tab/>Schwerpunkt: Digitale Medien und Spiele.</text:p>
      <text:p text:style-name="P17"/>
      <text:p text:style-name="P17">2013-2014<text:tab/><text:tab/><text:tab/><text:tab/>Internationale Studienkolleg an der Hochschule Kaiserslautern <text:tab/><text:tab/><text:tab/><text:tab/><text:tab/><text:tab/>Schwerpunkt: Naturwissenschaft.</text:p>
      <text:p text:style-name="P17"/>
      <text:p text:style-name="P16">2011-2012<text:tab/><text:tab/><text:tab/><text:tab/>Sprachschule <text:span text:style-name="T3">S</text:span>chwerpunkt: <text:span text:style-name="T3">Deutsch als Fremdsprache.</text:span></text:p>
      <text:p text:style-name="P16"/>
      <text:p text:style-name="P15">2000-2011<text:tab/><text:tab/><text:tab/><text:tab/>Primär-und Sekundärschule an der Champagnat <text:span text:style-name="T4">S</text:span>chule in <text:tab/><text:tab/><text:tab/><text:tab/><text:tab/><text:tab/><text:tab/>Caracas, <text:span text:style-name="T4">Venezuela</text:span>.</text:p>
      <text:p text:style-name="P10"/>
      <text:p text:style-name="P10"/>
      <text:p text:style-name="P8"><text:span text:style-name="T5">Pro</text:span><text:span text:style-name="T6">j</text:span><text:span text:style-name="T5">e</text:span><text:span text:style-name="T7">k</text:span><text:span text:style-name="T5">te</text:span><text:span text:style-name="T1"><text:tab/><text:tab/></text:span></text:p>
      <text:p text:style-name="P7"><text:tab/></text:p>
      <text:p text:style-name="P26"><text:span text:style-name="T1">2018<text:tab/><text:tab/><text:tab/><text:tab/><text:tab/>Entwicklung einer Umgebung im Unity3D zum Testen von <text:tab/><text:tab/><text:tab/><text:tab/><text:tab/><text:tab/><text:tab/>Occlusion-Culling </text:span><text:span text:style-name="T2">innerhalb die Szene.</text:span></text:p>
      <text:p text:style-name="P23"/>
      <text:p text:style-name="P23">2017<text:tab/><text:tab/><text:tab/><text:tab/><text:tab/>Entwicklung einer Webanwendung mit Node.js und RESTful <text:tab/><text:tab/><text:tab/><text:tab/><text:tab/><text:tab/>API zum Visualizierung von Höhenprofile in Rheinland-Pfalz.</text:p>
      <text:p text:style-name="P23"/>
      <text:p text:style-name="P22">2017<text:tab/><text:tab/><text:tab/><text:tab/><text:tab/>Entwicklung einer Visualizierungsandwendung für CAD-Daten <text:tab/><text:tab/><text:tab/><text:tab/><text:tab/><text:tab/>für die Microsoft HoloLens.</text:p>
      <text:p text:style-name="P22"/>
      <text:p text:style-name="P21">2016<text:tab/><text:tab/><text:tab/><text:tab/><text:tab/>Spielentwicklung für Sony PSVita.</text:p>
      <text:p text:style-name="P21"/>
      <text:p text:style-name="P21"/>
      <text:p text:style-name="P28"/>
      <text:p text:style-name="P28">Technische Details</text:p>
      <text:p text:style-name="P28"/>
      <text:p text:style-name="P18">Programmiersprachen:<text:tab/><text:tab/><text:tab/>Java, C++, C#, JavaScript, <text:span text:style-name="T8">HTML, CSS</text:span>, Python.</text:p>
      <text:p text:style-name="P18"/>
      <text:p text:style-name="P18"><text:span text:style-name="T8">Werkzeuge:<text:tab/><text:tab/><text:tab/><text:tab/></text:span> <text:span text:style-name="T9">Android Studios, Unity3D, Node.js und npm, Repository, <text:tab/><text:tab/><text:tab/><text:tab/><text:tab/><text:tab/><text:tab/>Adobe XD, Bash für Linux, Verschidene IDEs.</text:span></text:p>
      <text:p text:style-name="P13"/>
      <text:p text:style-name="P14"/>
      <text:p text:style-name="P14"/>
      <text:p text:style-name="P4">Berufserfahrung</text:p>
      <text:p text:style-name="P4"/>
      <text:p text:style-name="P25">2016-2017<text:tab/><text:tab/><text:tab/><text:tab/>Eiskaffe Christis <text:span text:style-name="T14">Trier</text:span>: Verkäufer.</text:p>
      <text:p text:style-name="P25"/>
      <text:p text:style-name="P12"><text:span text:style-name="T10">2012-2014<text:tab/><text:tab/><text:tab/><text:tab/>Kaffe Nr. 15 Kaiserslautern: Kellner und Barkeeper</text:span>.<text:tab/></text:p>
      <text:p text:style-name="P29"><text:soft-page-break/>Fähigkeiten</text:p>
      <text:p text:style-name="P34"/>
      <text:p text:style-name="P19">Webentwicklung:<text:tab/><text:tab/><text:tab/><text:tab/>Client mit LESS nach CSS, Backend mit Express, Node.js und <text:tab/><text:tab/><text:tab/><text:tab/><text:tab/><text:tab/>npm, <text:span text:style-name="T15">Modulare Entwicklung mit Hilfe von Common.js und RESTful API, Entwicklung von Web-Anwendung mit Hilfe von Angular.js für die Frontend und Express Sockets in der Backend</text:span></text:p>
      <text:p text:style-name="P11"/>
      <text:p text:style-name="P19">Google Chrome Erweiterungen:<text:tab/><text:tab/>Entwicklung von Google Chrome Erweiterungen.</text:p>
      <text:p text:style-name="P19"/>
      <text:p text:style-name="P19">Entwicklung mobiler Anwendungen: <text:tab/>Entwicklung von Anwendungen für Android mit Hilfe von Android Studios.</text:p>
      <text:p text:style-name="P19"/>
      <text:p text:style-name="P19">Spielentwicklung:<text:tab/><text:tab/><text:tab/><text:span text:style-name="T13">Entwicklung von Spiele und Andwendungen mit Hilfe von Unity3D</text:span></text:p>
      <text:p text:style-name="P19"/>
      <text:p text:style-name="P20">Multithreading:<text:tab/><text:tab/><text:tab/><text:tab/>Gute Kenntnisse der Parallelisierug von Prozessen.</text:p>
      <text:p text:style-name="P20"/>
      <text:p text:style-name="P20"/>
      <text:p text:style-name="P20"/>
      <text:p text:style-name="P30">Sprachen</text:p>
      <text:p text:style-name="P30"/>
      <text:p text:style-name="P24">Spanisch<text:tab/><text:tab/><text:tab/><text:tab/>Muttersprache</text:p>
      <text:p text:style-name="P24"/>
      <text:p text:style-name="P24">English<text:tab/><text:tab/><text:tab/><text:tab/><text:tab/>C1 Niveu</text:p>
      <text:p text:style-name="P24"/>
      <text:p text:style-name="P24">Deutsch<text:tab/><text:tab/><text:tab/><text:tab/><text:tab/>C1 Niveu</text:p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5M4S</meta:editing-duration>
    <meta:editing-cycles>29</meta:editing-cycles>
    <meta:generator>LibreOffice/5.2.0.4$Windows_x86 LibreOffice_project/066b007f5ebcc236395c7d282ba488bca6720265</meta:generator>
    <dc:date>2018-07-25T00:43:47.990000000</dc:date>
    <meta:document-statistic meta:table-count="0" meta:image-count="0" meta:object-count="0" meta:page-count="2" meta:paragraph-count="35" meta:word-count="227" meta:character-count="1997" meta:non-whitespace-character-count="1667"/>
    <meta:user-defined meta:name="Info 1"/>
    <meta:user-defined meta:name="Info 2"/>
    <meta:user-defined meta:name="Info 3"/>
    <meta:user-defined meta:name="Info 4"/>
  </office:meta>
</office:document-meta>
</file>